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 Black" svg:font-family="'Arial Black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Footer">
      <style:paragraph-properties fo:text-align="center" style:justify-single-word="false" fo:padding="0.0201in" fo:border-left="none" fo:border-right="none" fo:border-top="0.06pt solid #000000" fo:border-bottom="none" style:shadow="none"/>
    </style:style>
    <style:style style:name="P4" style:family="paragraph" style:parent-style-name="Heading_20_1">
      <style:paragraph-properties>
        <style:tab-stops/>
      </style:paragraph-properties>
    </style:style>
    <style:style style:name="P5" style:family="paragraph" style:parent-style-name="Illustration">
      <style:paragraph-properties fo:text-align="center" style:justify-single-word="false"/>
    </style:style>
    <style:style style:name="P6" style:family="paragraph" style:parent-style-name="Header">
      <style:paragraph-properties fo:padding="0.0201in" fo:border-left="none" fo:border-right="none" fo:border-top="none" fo:border-bottom="0.06pt solid #000000" style:shadow="none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embly Instructions for eeZeePower</text:p>
      <text:p text:style-name="Standard">Assembling your eeZee Medium Tiny is easy. And, you can learn how to solder at the same time. Review <text:a xlink:type="simple" xlink:href="https://learn.sparkfun.com/tutorials/how-to-solder---through-hole-soldering">Sparkfun's Soldering Tutorial</text:a> if you need to. Here's a helpful info-graphic from the tutorial:</text:p>
      <text:p text:style-name="Standard"/>
      <text:p text:style-name="Standard"><draw:frame draw:style-name="fr1" draw:name="Frame1" text:anchor-type="char" svg:width="6.8689in" draw:z-index="0"><draw:text-box fo:min-height="3.8673in"><text:p text:style-name="P5"><draw:frame draw:style-name="fr2" draw:name="graphics2" text:anchor-type="paragraph" svg:x="0.0016in" svg:y="0.0008in" svg:width="6.8689in" style:rel-width="100%" svg:height="3.8673in" style:rel-height="scale" draw:z-index="1"><draw:image xlink:href="https://cdn.sparkfun.com/assets/c/d/a/a/9/523b1189757b7fb36e8b456b.jpg" xlink:type="simple" xlink:show="embed" xlink:actuate="onLoad"/></draw:frame>Illustration <text:sequence text:ref-name="refIllustration0" text:name="Illustration" text:formula="ooow:Illustration+1" style:num-format="1">1</text:sequence>: https://learn.sparkfun.com/tutorials/how-to-solder---through-hole-soldering </text:p></draw:text-box></draw:frame></text:p>
      <text:h text:style-name="P4" text:outline-level="1">You'll need</text:h>
      <text:list xml:id="list19532512111" text:style-name="L1">
        <text:list-item>
          <text:p text:style-name="P2">Soldering iron, 40W</text:p>
        </text:list-item>
        <text:list-item>
          <text:p text:style-name="P2">Sponge to clean the iron (I recommend a brass sponge)</text:p>
        </text:list-item>
        <text:list-item>
          <text:p text:style-name="P2">Workbench with plenty of light</text:p>
        </text:list-item>
        <text:list-item>
          <text:p text:style-name="P2">Ventilation since breathing flux fumes is irritating</text:p>
        </text:list-item>
        <text:list-item>
          <text:p text:style-name="P2">Soldering surface (e.g., marble tile sample)</text:p>
        </text:list-item>
        <text:list-item>
          <text:p text:style-name="P2">Rosin core solder 0.022” or 0.032” diameter</text:p>
        </text:list-item>
        <text:list-item>
          <text:p text:style-name="P2">Kester #2331-ZX flux pen (optional)</text:p>
        </text:list-item>
      </text:list>
      <text:h text:style-name="Heading_20_1" text:outline-level="1">Installing the VCC/GND Pin Headers</text:h>
      <text:p text:style-name="Standard">Start by placing a pair of 2-pin headers in a breadboard, spaced 0.4” apart (two holes between).</text:p>
      <text:p text:style-name="Standard"/>
      <text:p text:style-name="Standard">Place the eeZeePower board onto the pin headers, with USB connector on top </text:p>
      <text:p text:style-name="Standard"><text:soft-page-break/></text:p>
      <text:p text:style-name="Standard">Hold eeZeePower in place and solder on the two sets of headers.</text:p>
      <text:h text:style-name="Heading_20_1" text:outline-level="1">Installing the Power Selector Pin Header</text:h>
      <text:p text:style-name="Standard">Now, install the 3-pin header on the top (USB connector side) of the VU/3V3 pads. </text:p>
      <text:p text:style-name="Standard"/>
      <text:p text:style-name="Standard">This is kind of tricky, because there's no good way to hold it in place and you have to be careful that you don't burn your fingers while holding the 3-pin header.</text:p>
      <text:p text:style-name="Standard"/>
      <text:p text:style-name="Standard">I usually tack one of the outer pins in place with the board upside down.</text:p>
      <text:p text:style-name="Standard"/>
      <text:p text:style-name="Standard">The result is a crooked pin header. I then carefully apply pressure to an unsoldered pin while re-melting the soldered pin, and nudge the pin header to a vertical position.</text:p>
      <text:h text:style-name="Heading_20_1" text:outline-level="1">Installing the Jumper</text:h>
      <text:p text:style-name="Standard">For 3.3V operation, install the jumper across the 3V3 and center pins of the 3-pin header.</text:p>
      <text:p text:style-name="Standard"/>
      <text:p text:style-name="Standard">To power directly from the USB connector's VUSB pin, place the jumper across the VU and center pins of the 3-pin hea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 Black" svg:font-family="'Arial Black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in" fo:margin-right="0in" fo:margin-top="0.1201in" fo:margin-bottom="0in" fo:text-indent="0in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Arial Black" fo:font-size="20pt" fo:font-weight="normal" style:font-name-asian="Droid Sans" style:font-size-asian="24pt" style:font-weight-asian="bold" style:font-name-complex="Lohit Hindi" style:font-size-complex="24pt" style:font-weight-complex="bold"/>
    </style:style>
    <style:style style:name="Illustration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fo:margin-left="0.3in" fo:margin-right="0in" fo:margin-top="0in" fo:margin-bottom="0.3in" style:wrap="left" style:number-wrapped-paragraphs="no-limit" style:wrap-contour="false" style:vertical-pos="top" style:vertical-rel="paragraph" style:horizontal-pos="right" style:horizontal-rel="paragraph" fo:background-color="transparent" style:background-transparency="100%" style:shadow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padding="0.0201in" fo:border-left="none" fo:border-right="none" fo:border-top="none" fo:border-bottom="0.06pt solid #000000" style:shadow="none"/>
    </style:style>
    <style:style style:name="MP2" style:family="paragraph" style:parent-style-name="Footer">
      <style:paragraph-properties fo:text-align="center" style:justify-single-word="false" fo:padding="0.0201in" fo:border-left="none" fo:border-right="none" fo:border-top="0.06pt solid #000000" fo:border-bottom="none" style:shadow="none"/>
    </style:style>
    <style:style style:name="MT1" style:family="text"/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eeZeePower Assembly Instructions</text:p>
      </style:header>
      <style:footer>
        <text:p text:style-name="MP2"><text:a xlink:type="simple" xlink:href="http://www.bot-thoughts.com/">www.bot-thoughts.com</text:a><text:tab/>Page <text:page-number text:select-page="current">2</text:page-number> / <text:page-count>2</text:page-count><text:tab/>Bot Thoughts LL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5-08-05T13:39:42</meta:creation-date>
    <dc:date>2015-08-05T13:50:07</dc:date>
    <dc:creator>Michael Shimniok</dc:creator>
    <meta:editing-duration>P0D</meta:editing-duration>
    <meta:editing-cycles>1</meta:editing-cycles>
    <meta:document-statistic meta:table-count="0" meta:image-count="1" meta:object-count="0" meta:page-count="2" meta:paragraph-count="25" meta:word-count="290" meta:character-count="1726" meta:non-whitespace-character-count="1466"/>
    <meta:generator>LibreOffice/3.5$Linux_X86_64 LibreOffice_project/350m1$Build-2</meta:generator>
  </office:meta>
</office:document-meta>
</file>